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StyleElementImpl.setMedia( String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tyle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tyle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tyle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StyleElementImpl.get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tyleElementImpl.HTMLStyle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Style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